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710000027131E93187.png"/>
  <manifest:file-entry manifest:media-type="image/png" manifest:full-path="Pictures/10000201000000100000000D551A24BE.png"/>
  <manifest:file-entry manifest:media-type="image/png" manifest:full-path="Pictures/100002010000001700000012582C0A49.png"/>
  <manifest:file-entry manifest:media-type="image/png" manifest:full-path="Pictures/10000201000000100000001652D66DD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apple-system" svg:font-family="apple-system, system-ui, 'Segoe UI', Helvetica, Arial, sans-serif, 'Apple Color Emoji', 'Segoe UI Emoji'"/>
    <style:font-face style:name="Plantagenet Cherokee" svg:font-family="'Plantagenet Cherokee'" style:font-pitch="variable"/>
    <style:font-face style:name="Courier New" svg:font-family="'Courier New'" style:font-adornments="Regular" style:font-family-generic="moder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alatino Linotype1" svg:font-family="'Palatino Linotyp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1.59cm" fo:margin-left="0cm" fo:margin-top="0cm" fo:margin-bottom="0cm" table:align="left" style:writing-mode="lr-tb"/>
    </style:style>
    <style:style style:name="Table1.A" style:family="table-column">
      <style:table-column-properties style:column-width="8.181cm"/>
    </style:style>
    <style:style style:name="Table1.B" style:family="table-column">
      <style:table-column-properties style:column-width="0.129cm"/>
    </style:style>
    <style:style style:name="Table1.C" style:family="table-column">
      <style:table-column-properties style:column-width="12.005cm"/>
    </style:style>
    <style:style style:name="Table1.D" style:family="table-column">
      <style:table-column-properties style:column-width="1.275cm"/>
    </style:style>
    <style:style style:name="Table1.1" style:family="table-row">
      <style:table-row-properties style:min-row-height="29.642cm" style:keep-together="true" fo:keep-together="auto"/>
    </style:style>
    <style:style style:name="Table1.A1" style:family="table-cell">
      <style:table-cell-properties style:vertical-align="" fo:background-color="#cce5e7" fo:padding="0cm" fo:border="none">
        <style:background-image/>
      </style:table-cell-properties>
    </style:style>
    <style:style style:name="Table1.B1" style:family="table-cell">
      <style:table-cell-properties style:vertical-align="bottom" fo:padding="0cm" fo:border="none"/>
    </style:style>
    <style:style style:name="Table1.C1" style:family="table-cell">
      <style:table-cell-properties style:vertical-align="middle" fo:padding="0cm" fo:border="none"/>
    </style:style>
    <style:style style:name="Table3" style:family="table">
      <style:table-properties style:width="7.467cm" fo:margin-top="0cm" fo:margin-bottom="0cm" table:align="left" style:writing-mode="lr-tb"/>
    </style:style>
    <style:style style:name="Table3.A" style:family="table-column">
      <style:table-column-properties style:column-width="0.88cm"/>
    </style:style>
    <style:style style:name="Table3.B" style:family="table-column">
      <style:table-column-properties style:column-width="1.489cm"/>
    </style:style>
    <style:style style:name="Table3.C" style:family="table-column">
      <style:table-column-properties style:column-width="4.526cm"/>
    </style:style>
    <style:style style:name="Table3.D" style:family="table-column">
      <style:table-column-properties style:column-width="0.572cm"/>
    </style:style>
    <style:style style:name="Table3.1" style:family="table-row">
      <style:table-row-properties style:min-row-height="0.529cm" style:keep-together="true" fo:keep-together="auto"/>
    </style:style>
    <style:style style:name="Table3.A1" style:family="table-cell">
      <style:table-cell-properties style:vertical-align="bottom" fo:padding="0cm" fo:border="none"/>
    </style:style>
    <style:style style:name="Table3.B1" style:family="table-cell">
      <style:table-cell-properties style:vertical-align="" fo:padding="0cm" fo:border="none"/>
    </style:style>
    <style:style style:name="Table4" style:family="table">
      <style:table-properties style:width="7.303cm" fo:margin-left="0.882cm" fo:margin-top="0cm" fo:margin-bottom="0cm" table:align="left" style:writing-mode="lr-tb"/>
    </style:style>
    <style:style style:name="Table4.A" style:family="table-column">
      <style:table-column-properties style:column-width="7.303cm"/>
    </style:style>
    <style:style style:name="Table4.1" style:family="table-row">
      <style:table-row-properties style:row-height="0.318cm" style:keep-together="true" fo:keep-together="auto"/>
    </style:style>
    <style:style style:name="Table4.A1" style:family="table-cell">
      <style:table-cell-properties style:vertical-align="bottom" fo:padding="0cm" fo:border-left="none" fo:border-right="none" fo:border-top="0.088cm solid #ffffff" fo:border-bottom="none"/>
    </style:style>
    <style:style style:name="Table5" style:family="table">
      <style:table-properties style:width="7.303cm" fo:margin-left="0.882cm" fo:margin-top="0cm" fo:margin-bottom="0cm" table:align="left" style:writing-mode="lr-tb"/>
    </style:style>
    <style:style style:name="Table5.A" style:family="table-column">
      <style:table-column-properties style:column-width="7.303cm"/>
    </style:style>
    <style:style style:name="Table5.1" style:family="table-row">
      <style:table-row-properties style:row-height="0.318cm" style:keep-together="true" fo:keep-together="auto"/>
    </style:style>
    <style:style style:name="Table5.A1" style:family="table-cell">
      <style:table-cell-properties style:vertical-align="bottom" fo:padding="0cm" fo:border-left="none" fo:border-right="none" fo:border-top="0.088cm solid #ffffff" fo:border-bottom="none"/>
    </style:style>
    <style:style style:name="Table6" style:family="table">
      <style:table-properties style:width="7.303cm" fo:margin-left="0.882cm" fo:margin-top="0cm" fo:margin-bottom="0cm" table:align="left" style:writing-mode="lr-tb"/>
    </style:style>
    <style:style style:name="Table6.A" style:family="table-column">
      <style:table-column-properties style:column-width="7.303cm"/>
    </style:style>
    <style:style style:name="Table6.1" style:family="table-row">
      <style:table-row-properties style:row-height="0.318cm" style:keep-together="true" fo:keep-together="auto"/>
    </style:style>
    <style:style style:name="Table6.A1" style:family="table-cell">
      <style:table-cell-properties style:vertical-align="bottom" fo:padding="0cm" fo:border-left="none" fo:border-right="none" fo:border-top="0.088cm solid #ffffff" fo:border-bottom="none"/>
    </style:style>
    <style:style style:name="Table7" style:family="table">
      <style:table-properties style:width="7.303cm" fo:margin-left="0.882cm" fo:margin-top="0cm" fo:margin-bottom="0cm" table:align="left" style:writing-mode="lr-tb"/>
    </style:style>
    <style:style style:name="Table7.A" style:family="table-column">
      <style:table-column-properties style:column-width="7.303cm"/>
    </style:style>
    <style:style style:name="Table7.1" style:family="table-row">
      <style:table-row-properties style:row-height="0.318cm" style:keep-together="true" fo:keep-together="auto"/>
    </style:style>
    <style:style style:name="Table7.A1" style:family="table-cell">
      <style:table-cell-properties style:vertical-align="bottom" fo:padding="0cm" fo:border-left="none" fo:border-right="none" fo:border-top="0.088cm solid #ffffff" fo:border-bottom="none"/>
    </style:style>
    <style:style style:name="Table2" style:family="table">
      <style:table-properties style:width="10.777cm" fo:margin-left="0cm" fo:margin-top="0cm" fo:margin-bottom="0cm" table:align="left" style:writing-mode="lr-tb"/>
    </style:style>
    <style:style style:name="Table2.A" style:family="table-column">
      <style:table-column-properties style:column-width="10.777cm"/>
    </style:style>
    <style:style style:name="Table2.1" style:family="table-row">
      <style:table-row-properties style:row-height="0.318cm" style:keep-together="true" fo:keep-together="auto"/>
    </style:style>
    <style:style style:name="Table2.A1" style:family="table-cell">
      <style:table-cell-properties style:vertical-align="bottom" fo:padding="0cm" fo:border-left="none" fo:border-right="none" fo:border-top="0.088cm solid #4a4a4a" fo:border-bottom="none"/>
    </style:style>
    <style:style style:name="P1" style:family="paragraph" style:parent-style-name="p">
      <style:paragraph-properties fo:margin-left="0.882cm" fo:margin-right="0.882cm" fo:margin-top="0cm" fo:margin-bottom="0.388cm" fo:line-height="150%" fo:text-indent="0cm" style:auto-text-indent="false" fo:padding="0cm" fo:border="none"/>
    </style:style>
    <style:style style:name="P2" style:family="paragraph" style:parent-style-name="document_5f_skn-mli8_5f_parentContainer_5f_left-box_5f_section">
      <style:paragraph-properties fo:margin-left="0.882cm" fo:margin-right="0.882cm" fo:margin-top="0cm" fo:margin-bottom="0cm" fo:text-align="center" style:justify-single-word="false" fo:text-indent="0cm" style:auto-text-indent="false" fo:padding-left="0.882cm" fo:padding-right="0.882cm" fo:padding-top="0cm" fo:padding-bottom="0cm" fo:border="none"/>
    </style:style>
    <style:style style:name="P3" style:family="paragraph" style:parent-style-name="document_5f_skn-mli8_5f_sectiontitle">
      <style:paragraph-properties fo:margin-left="0.882cm" fo:margin-right="0.882cm" fo:margin-top="0cm" fo:margin-bottom="0cm" fo:line-height="150%" fo:text-indent="0cm" style:auto-text-indent="false" fo:padding-left="0cm" fo:padding-right="0cm" fo:padding-top="0cm" fo:padding-bottom="0.176cm" fo:border="none"/>
    </style:style>
    <style:style style:name="P4" style:family="paragraph" style:parent-style-name="document_5f_skn-mli8_5f_sectiontitle">
      <style:paragraph-properties fo:margin-left="0.882cm" fo:margin-right="0.882cm" fo:margin-top="0cm" fo:margin-bottom="0cm" fo:line-height="150%" fo:text-align="start" style:justify-single-word="false" fo:text-indent="0cm" style:auto-text-indent="false" fo:padding-left="0cm" fo:padding-right="0cm" fo:padding-top="0cm" fo:padding-bottom="0.176cm" fo:border="none"/>
    </style:style>
    <style:style style:name="P5" style:family="paragraph" style:parent-style-name="Standard">
      <style:paragraph-properties fo:margin-left="0cm" fo:margin-right="0.882cm" fo:text-indent="0cm" style:auto-text-indent="false" fo:padding="0cm" fo:border="none"/>
    </style:style>
    <style:style style:name="P6" style:family="paragraph" style:parent-style-name="Standard">
      <style:paragraph-properties fo:margin-left="0cm" fo:margin-right="0.882cm" fo:margin-top="0cm" fo:margin-bottom="0.199cm" fo:line-height="150%" fo:text-indent="0cm" style:auto-text-indent="false" fo:padding="0cm" fo:border="none"/>
    </style:style>
    <style:style style:name="P7" style:family="paragraph" style:parent-style-name="Standard">
      <style:paragraph-properties fo:margin-left="0cm" fo:margin-right="0.882cm" fo:margin-top="0.101cm" fo:margin-bottom="0cm" fo:line-height="150%" fo:text-indent="0cm" style:auto-text-indent="false" fo:padding="0cm" fo:border="none"/>
    </style:style>
    <style:style style:name="P8" style:family="paragraph" style:parent-style-name="document_5f_skn-mli8_5f_dispBlock">
      <style:paragraph-properties fo:margin-left="0cm" fo:margin-right="0.882cm" fo:margin-top="0.101cm" fo:margin-bottom="0cm" fo:line-height="115%" fo:text-indent="0cm" style:auto-text-indent="false" fo:padding="0cm" fo:border="none"/>
    </style:style>
    <style:style style:name="P9" style:family="paragraph" style:parent-style-name="div">
      <style:paragraph-properties fo:margin-left="0cm" fo:margin-right="0.882cm" fo:margin-top="0cm" fo:margin-bottom="0cm" fo:text-indent="0cm" style:auto-text-indent="false" fo:padding="0cm" fo:border="none"/>
    </style:style>
    <style:style style:name="P10" style:family="paragraph" style:parent-style-name="document_5f_skn-mli8_5f_sectiontitle">
      <style:paragraph-properties fo:margin-left="0cm" fo:margin-right="0.882cm" fo:margin-top="0cm" fo:margin-bottom="0cm" fo:line-height="115%" fo:text-indent="0cm" style:auto-text-indent="false" fo:padding="0cm" fo:border="none"/>
    </style:style>
    <style:style style:name="P11" style:family="paragraph" style:parent-style-name="document_5f_skn-mli8_5f_dispBlock">
      <style:paragraph-properties fo:margin-left="0cm" fo:margin-right="0.882cm" fo:margin-top="0cm" fo:margin-bottom="0cm" fo:line-height="115%" fo:text-indent="0cm" style:auto-text-indent="false"/>
    </style:style>
    <style:style style:name="P12" style:family="paragraph" style:parent-style-name="Standard">
      <style:paragraph-properties fo:margin-top="0cm" fo:margin-bottom="0.7cm" style:line-height-at-least="3.563cm" fo:text-align="center" style:justify-single-word="false" fo:background-color="#6699cc">
        <style:background-image/>
      </style:paragraph-properties>
      <style:text-properties fo:font-size="29pt" style:font-size-asian="29pt" style:font-size-complex="29pt"/>
    </style:style>
    <style:style style:name="P13" style:family="paragraph" style:parent-style-name="document_5f_paddingcell_20_Paragraph">
      <style:paragraph-properties fo:margin-left="0cm" fo:margin-right="0cm" fo:text-indent="0cm" style:auto-text-indent="false" fo:padding="0cm" fo:border="none"/>
    </style:style>
    <style:style style:name="P14" style:family="paragraph" style:parent-style-name="document_5f_skn-mli8_5f_sectiontitle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15" style:family="paragraph" style:parent-style-name="document_5f_skn-mli8_5f_dispBlock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16" style:family="paragraph" style:parent-style-name="document_5f_skn-mli8_5f_dispBlock">
      <style:paragraph-properties fo:margin-left="0cm" fo:margin-right="0cm" fo:margin-top="0cm" fo:margin-bottom="0.09cm" fo:line-height="115%" fo:text-align="start" style:justify-single-word="false" fo:orphans="2" fo:widows="2" fo:text-indent="0cm" style:auto-text-indent="false" fo:padding="0cm" fo:border="none" style:writing-mode="lr-tb"/>
    </style:style>
    <style:style style:name="P17" style:family="paragraph" style:parent-style-name="document_5f_skn-mli8_5f_dispBlock">
      <style:paragraph-properties fo:margin-left="0cm" fo:margin-right="0cm" fo:margin-top="0.101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18" style:family="paragraph" style:parent-style-name="document_5f_location_5f_div">
      <style:paragraph-properties fo:margin-left="0.071cm" fo:margin-right="0.882cm" fo:margin-top="0cm" fo:margin-bottom="0cm" fo:text-indent="0cm" style:auto-text-indent="false" fo:padding-left="0.071cm" fo:padding-right="0cm" fo:padding-top="0cm" fo:padding-bottom="0cm" fo:border="none"/>
    </style:style>
    <style:style style:name="P19" style:family="paragraph" style:parent-style-name="document_5f_skn-mli8_5f_sectiontitle">
      <style:paragraph-properties fo:margin-left="0.882cm" fo:margin-right="1.764cm" fo:margin-top="0cm" fo:margin-bottom="0cm" fo:text-indent="0cm" style:auto-text-indent="false" fo:padding-left="0cm" fo:padding-right="0.882cm" fo:padding-top="0cm" fo:padding-bottom="0cm" fo:border="none"/>
    </style:style>
    <style:style style:name="P20" style:family="paragraph" style:parent-style-name="document_5f_SECTION_5f_CNTC_5f_paddingdiv">
      <style:paragraph-properties fo:margin-left="0.882cm" fo:margin-right="1.764cm" fo:margin-top="0cm" fo:margin-bottom="0cm" fo:text-indent="0cm" style:auto-text-indent="false" fo:padding="0cm" fo:border="none"/>
    </style:style>
    <style:style style:name="P21" style:family="paragraph" style:parent-style-name="document_5f_skn-mli8_5f_dispBlock">
      <style:paragraph-properties fo:margin-left="0cm" fo:margin-right="0.88cm" fo:margin-top="0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22" style:family="paragraph" style:parent-style-name="document_5f_skn-mli8_5f_dispBlock">
      <style:paragraph-properties fo:margin-left="0cm" fo:margin-right="0.88cm" fo:margin-top="0.101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23" style:family="paragraph" style:parent-style-name="document_5f_mail_5f_div">
      <style:paragraph-properties fo:margin-left="0.106cm" fo:margin-right="0.882cm" fo:margin-top="0cm" fo:margin-bottom="0cm" fo:text-indent="0cm" style:auto-text-indent="false" fo:padding-left="0.106cm" fo:padding-right="0cm" fo:padding-top="0cm" fo:padding-bottom="0cm" fo:border="none"/>
    </style:style>
    <style:style style:name="P24" style:family="paragraph" style:parent-style-name="Standard" style:master-page-name="Standard">
      <style:paragraph-properties style:page-number="auto"/>
      <style:text-properties text:display="none"/>
    </style:style>
    <style:style style:name="P25" style:family="paragraph" style:parent-style-name="Standard">
      <style:paragraph-properties fo:margin-top="0cm" fo:margin-bottom="0cm" fo:line-height="8%"/>
      <style:text-properties fo:color="#ffffff" fo:font-size="1pt" style:font-size-asian="1pt"/>
    </style:style>
    <style:style style:name="P26" style:family="paragraph" style:parent-style-name="Standard">
      <style:paragraph-properties fo:margin-top="0cm" fo:margin-bottom="0cm" fo:line-height="8%" fo:padding="0cm" fo:border="none"/>
      <style:text-properties fo:color="#ffffff" fo:font-size="1pt" style:font-size-asian="1pt"/>
    </style:style>
    <style:style style:name="P27" style:family="paragraph" style:parent-style-name="document_5f_skn-mli8_5f_sectiontitle" style:list-style-name="WWNum2">
      <style:paragraph-properties fo:margin-top="0cm" fo:margin-bottom="0cm" fo:line-height="150%" fo:padding-left="0cm" fo:padding-right="0cm" fo:padding-top="0cm" fo:padding-bottom="0.176cm" fo:border="none"/>
    </style:style>
    <style:style style:name="P28" style:family="paragraph" style:parent-style-name="document_5f_skn-mli8_5f_sectiontitle">
      <style:paragraph-properties fo:margin-left="0cm" fo:margin-right="0.882cm" fo:margin-top="0cm" fo:margin-bottom="0cm" fo:line-height="115%" fo:text-indent="0cm" style:auto-text-indent="false" fo:padding="0cm" fo:border="none"/>
    </style:style>
    <style:style style:name="P29" style:family="paragraph" style:parent-style-name="document_5f_skn-mli8_5f_dispBlock" style:list-style-name="L2">
      <style:paragraph-properties fo:margin-top="0cm" fo:margin-bottom="0cm" fo:line-height="115%" fo:text-align="start" style:justify-single-word="false" fo:orphans="2" fo:widows="2" fo:padding="0cm" fo:border="none" style:writing-mode="lr-tb"/>
    </style:style>
    <style:style style:name="P30" style:family="paragraph" style:parent-style-name="document_5f_skn-mli8_5f_dispBlock" style:list-style-name="L6">
      <style:paragraph-properties fo:margin-top="0cm" fo:margin-bottom="0cm" fo:line-height="115%" fo:text-align="start" style:justify-single-word="false" fo:orphans="2" fo:widows="2" fo:padding="0cm" fo:border="none" style:writing-mode="lr-tb"/>
      <style:text-properties style:font-name="Plantagenet Cherokee" fo:font-size="10pt" style:font-size-asian="10pt" style:font-size-complex="10pt"/>
    </style:style>
    <style:style style:name="P31" style:family="paragraph" style:parent-style-name="document_5f_skn-mli8_5f_dispBlock" style:list-style-name="L3">
      <style:paragraph-properties fo:margin-top="0cm" fo:margin-bottom="0cm" fo:line-height="115%"/>
    </style:style>
    <style:style style:name="P32" style:family="paragraph" style:parent-style-name="document_5f_skn-mli8_5f_dispBlock" style:list-style-name="L4">
      <style:paragraph-properties fo:margin-top="0cm" fo:margin-bottom="0cm" fo:line-height="115%"/>
    </style:style>
    <style:style style:name="P33" style:family="paragraph" style:parent-style-name="document_5f_skn-mli8_5f_dispBlock" style:list-style-name="L5">
      <style:paragraph-properties fo:margin-top="0cm" fo:margin-bottom="0cm" fo:line-height="115%"/>
    </style:style>
    <style:style style:name="P34" style:family="paragraph" style:parent-style-name="document_5f_skn-mli8_5f_dispBlock">
      <style:paragraph-properties fo:margin-left="0cm" fo:margin-right="0.88cm" fo:margin-top="0.101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35" style:family="paragraph" style:parent-style-name="document_5f_skn-mli8_5f_dispBlock">
      <style:paragraph-properties fo:margin-left="0cm" fo:margin-right="0.88cm" fo:margin-top="0cm" fo:margin-bottom="0cm" fo:line-height="115%" fo:text-align="start" style:justify-single-word="false" fo:orphans="2" fo:widows="2" fo:text-indent="0cm" style:auto-text-indent="false" fo:padding="0cm" fo:border="none" style:writing-mode="lr-tb"/>
    </style:style>
    <style:style style:name="P36" style:family="paragraph" style:parent-style-name="document_5f_skn-mli8_5f_dispBlock">
      <style:paragraph-properties fo:margin-left="0cm" fo:margin-right="0cm" fo:margin-top="0cm" fo:margin-bottom="0.09cm" fo:line-height="115%" fo:text-align="start" style:justify-single-word="false" fo:orphans="2" fo:widows="2" fo:text-indent="0cm" style:auto-text-indent="false" fo:padding="0cm" fo:border="none" style:writing-mode="lr-tb"/>
    </style:style>
    <style:style style:name="P37" style:family="paragraph" style:parent-style-name="p" style:list-style-name="L1"/>
    <style:style style:name="P38" style:family="paragraph" style:parent-style-name="document_5f_ul_5f_li" style:list-style-name="WWNum1">
      <style:paragraph-properties fo:margin-left="1.235cm" fo:margin-right="0.882cm" fo:margin-top="0cm" fo:margin-bottom="0cm" fo:line-height="150%" fo:text-indent="-0.339cm" style:auto-text-indent="false" fo:padding="0cm" fo:border="none"/>
    </style:style>
    <style:style style:name="P39" style:family="paragraph" style:parent-style-name="document_5f_ul_5f_li" style:list-style-name="WWNum2">
      <style:paragraph-properties fo:margin-left="1.235cm" fo:margin-right="0.882cm" fo:margin-top="0cm" fo:margin-bottom="0cm" fo:line-height="150%" fo:text-indent="-0.339cm" style:auto-text-indent="false"/>
    </style:style>
    <style:style style:name="P40" style:family="paragraph" style:parent-style-name="document_5f_ul_5f_li" style:list-style-name="WWNum2">
      <style:paragraph-properties fo:margin-left="0cm" fo:margin-right="0.882cm" fo:margin-top="0cm" fo:margin-bottom="0cm" fo:line-height="150%" fo:text-indent="0cm" style:auto-text-indent="false"/>
    </style:style>
    <style:style style:name="P41" style:family="paragraph" style:parent-style-name="document_5f_ul_5f_li" style:list-style-name="WWNum2">
      <style:paragraph-properties fo:margin-top="0cm" fo:margin-bottom="0cm" fo:line-height="150%" fo:padding="0cm" fo:border="none"/>
    </style:style>
    <style:style style:name="P42" style:family="paragraph" style:parent-style-name="document_5f_ul_5f_li" style:list-style-name="WWNum2">
      <style:paragraph-properties fo:margin-top="0cm" fo:margin-bottom="0cm" fo:line-height="150%"/>
    </style:style>
    <style:style style:name="P43" style:family="paragraph" style:parent-style-name="document_5f_ul_5f_li" style:list-style-name="WWNum2">
      <style:paragraph-properties fo:margin-top="0cm" fo:margin-bottom="0cm" fo:line-height="150%" fo:padding-left="0cm" fo:padding-right="0cm" fo:padding-top="0cm" fo:padding-bottom="0.176cm" fo:border="none"/>
    </style:style>
    <style:style style:name="P44" style:family="paragraph" style:parent-style-name="document_5f_ul_5f_li" style:list-style-name="WWNum2">
      <style:paragraph-properties fo:margin-top="0cm" fo:margin-bottom="0.388cm" fo:line-height="150%" fo:padding-left="0cm" fo:padding-right="0cm" fo:padding-top="0cm" fo:padding-bottom="0.176cm" fo:border="none"/>
    </style:style>
    <style:style style:name="P45" style:family="paragraph">
      <style:paragraph-properties fo:text-align="center"/>
      <style:text-properties fo:font-size="18pt"/>
    </style:style>
    <style:style style:name="T1" style:family="text">
      <style:text-properties style:text-position="0% 100%" style:font-name="Palatino Linotype" style:font-name-asian="Palatino Linotype1" style:font-name-complex="Palatino Linotype1"/>
    </style:style>
    <style:style style:name="T2" style:family="text">
      <style:text-properties style:text-position="0% 100%" style:font-name="Palatino Linotype" fo:font-size="10pt" style:font-name-asian="Palatino Linotype1" style:font-size-asian="10pt" style:font-name-complex="Palatino Linotype1" style:font-size-complex="10pt"/>
    </style:style>
    <style:style style:name="T3" style:family="text">
      <style:text-properties fo:color="#020303" style:text-position="0% 100%" style:font-name="Palatino Linotype" style:font-name-asian="Palatino Linotype1" style:font-name-complex="Palatino Linotype1"/>
    </style:style>
    <style:style style:name="T4" style:family="text">
      <style:text-properties fo:color="#020303" style:text-position="0% 100%" style:font-name="Palatino Linotype" fo:font-size="10pt" style:font-name-asian="Palatino Linotype1" style:font-size-asian="10pt" style:font-name-complex="Palatino Linotype1" style:font-size-complex="10pt"/>
    </style:style>
    <style:style style:name="T5" style:family="text">
      <style:text-properties fo:color="#020303" style:font-name="Palatino Linotype" fo:font-size="10pt" style:font-name-asian="Palatino Linotype1" style:font-size-asian="10pt" style:font-name-complex="Palatino Linotype1" style:font-size-complex="10pt"/>
    </style:style>
    <style:style style:name="T6" style:family="text">
      <style:text-properties fo:color="#020303" style:font-name="Palatino Linotype" fo:font-size="10pt" fo:font-style="italic" style:font-name-asian="Palatino Linotype1" style:font-size-asian="10pt" style:font-style-asian="italic" style:font-name-complex="Palatino Linotype1" style:font-size-complex="10pt" style:font-style-complex="italic"/>
    </style:style>
    <style:style style:name="T7" style:family="text">
      <style:text-properties fo:color="#020303" style:font-name="Palatino Linotype" fo:font-size="10pt" fo:font-weight="normal" style:font-name-asian="Palatino Linotype1" style:font-size-asian="10pt" style:font-weight-asian="normal" style:font-name-complex="Palatino Linotype1" style:font-size-complex="10pt" style:font-weight-complex="normal"/>
    </style:style>
    <style:style style:name="T8" style:family="text">
      <style:text-properties fo:color="#000000" style:text-position="0% 100%" style:font-name="Palatino Linotype" fo:font-size="6pt" style:text-underline-style="none" style:font-name-asian="Palatino Linotype1" style:font-size-asian="6pt" style:font-name-complex="Palatino Linotype1" style:font-size-complex="6pt"/>
    </style:style>
    <style:style style:name="T9" style:family="text">
      <style:text-properties fo:color="#000000" style:text-position="0% 100%" style:font-name="Palatino Linotype" fo:font-size="10pt" style:text-underline-style="none" style:font-name-asian="Palatino Linotype1" style:font-size-asian="10pt" style:font-name-complex="Palatino Linotype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45" svg:width="0.422cm" svg:height="0.579cm" svg:x="0cm" svg:y="-1.238cm">
        <draw:image xlink:href="Pictures/10000201000000100000001652D66DD1.png" xlink:type="simple" xlink:show="embed" xlink:actuate="onLoad">
          <text:p/>
        </draw:image>
      </draw:frame>
      <draw:frame text:anchor-type="page" text:anchor-page-number="1" draw:z-index="1" draw:style-name="gr1" draw:text-style-name="P45" svg:width="0.606cm" svg:height="0.473cm" svg:x="0cm" svg:y="-0.871cm">
        <draw:image xlink:href="Pictures/100002010000001700000012582C0A49.png" xlink:type="simple" xlink:show="embed" xlink:actuate="onLoad">
          <text:p/>
        </draw:image>
      </draw:frame>
      <draw:frame text:anchor-type="page" text:anchor-page-number="1" draw:z-index="2" draw:style-name="gr1" draw:text-style-name="P45" svg:width="0.422cm" svg:height="0.341cm" svg:x="0cm" svg:y="-1.238cm">
        <draw:image xlink:href="Pictures/10000201000000100000000D551A24BE.png" xlink:type="simple" xlink:show="embed" xlink:actuate="onLoad">
          <text:p/>
        </draw:image>
      </draw:frame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EVA JELINKOVA</text:p>
            <text:p text:style-name="P25">.</text:p>
            <text:p text:style-name="P19"><text:span text:style-name="document_5f_skn-mli8_5f_parentContainer_5f_left-box"><text:span text:style-name="T1">Contact</text:span></text:span></text:p>
            <text:p text:style-name="P20"><text:span text:style-name="document_5f_skn-mli8_5f_parentContainer_5f_left-box"><text:span text:style-name="T3"> </text:span></text:span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office:value-type="string">
                  <text:p text:style-name="Standard"><text:span text:style-name="document_5f_address_5f_emptyaddresscell"><text:span text:style-name="T4"> </text:span></text:span></text:p>
                </table:table-cell>
                <table:table-cell table:style-name="Table3.B1" office:value-type="string">
                  <text:p text:style-name="P18"><text:span text:style-name="document_5f_skn-mli8_5f_iconSvg"><text:span text:style-name="T4"><draw:frame draw:style-name="fr1" draw:name="graphics1" text:anchor-type="as-char" svg:width="0.422cm" svg:height="0.58cm" draw:z-index="3"><draw:image xlink:href="Pictures/10000201000000100000001652D66DD1.png" xlink:type="simple" xlink:show="embed" xlink:actuate="onLoad"/></draw:frame></text:span></text:span></text:p>
                </table:table-cell>
                <table:table-cell table:style-name="Table3.B1" office:value-type="string">
                  <text:p text:style-name="P6"><text:span text:style-name="span"><text:span text:style-name="T5">44 Rosaline road,</text:span></text:span><text:span text:style-name="document_5f_skn-mli8_5f_icoTxt"><text:span text:style-name="T4"> </text:span></text:span><text:span text:style-name="span"><text:span text:style-name="T5">SW6 7QT,</text:span></text:span><text:span text:style-name="document_5f_skn-mli8_5f_icoTxt"><text:span text:style-name="T4"> </text:span></text:span><text:span text:style-name="span"><text:span text:style-name="T5">London</text:span></text:span><text:span text:style-name="document_5f_skn-mli8_5f_icoTxt"><text:span text:style-name="T4"> </text:span></text:span></text:p>
                </table:table-cell>
                <table:table-cell table:style-name="Table3.A1" office:value-type="string">
                  <text:p text:style-name="P5"><text:span text:style-name="document_5f_address_5f_emptyaddresscell"><text:span text:style-name="T4"> </text:span>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5"><text:span text:style-name="document_5f_address_5f_emptyaddresscell"><text:span text:style-name="T4"> </text:span></text:span></text:p>
                </table:table-cell>
                <table:table-cell table:style-name="Table3.B1" office:value-type="string">
                  <text:p text:style-name="P9"><text:span text:style-name="document_5f_skn-mli8_5f_iconSvg"><text:span text:style-name="T4"><draw:frame draw:style-name="fr1" draw:name="graphics3" text:anchor-type="as-char" svg:width="0.607cm" svg:height="0.474cm" draw:z-index="5"><draw:image xlink:href="Pictures/100002010000001700000012582C0A49.png" xlink:type="simple" xlink:show="embed" xlink:actuate="onLoad"/></draw:frame></text:span></text:span></text:p>
                </table:table-cell>
                <table:table-cell table:style-name="Table3.B1" office:value-type="string">
                  <text:p text:style-name="P7"><text:span text:style-name="span"><text:span text:style-name="T5">+44 7404 129876</text:span></text:span></text:p>
                </table:table-cell>
                <table:table-cell table:style-name="Table3.A1" office:value-type="string">
                  <text:p text:style-name="P5"><text:span text:style-name="document_5f_address_5f_emptyaddresscell"><text:span text:style-name="T4"> </text:span>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5"><text:span text:style-name="document_5f_address_5f_emptyaddresscell"><text:span text:style-name="T4"> </text:span></text:span></text:p>
                </table:table-cell>
                <table:table-cell table:style-name="Table3.B1" office:value-type="string">
                  <text:p text:style-name="P23"><text:span text:style-name="document_5f_skn-mli8_5f_iconSvg"><text:span text:style-name="T4"><draw:frame draw:style-name="fr1" draw:name="graphics2" text:anchor-type="as-char" svg:width="0.422cm" svg:height="0.342cm" draw:z-index="4"><draw:image xlink:href="Pictures/10000201000000100000000D551A24BE.png" xlink:type="simple" xlink:show="embed" xlink:actuate="onLoad"/></draw:frame></text:span></text:span></text:p>
                </table:table-cell>
                <table:table-cell table:style-name="Table3.B1" office:value-type="string">
                  <text:p text:style-name="P7"><text:span text:style-name="span"><text:span text:style-name="T5">jelin.eva@gmail.com</text:span></text:span></text:p>
                </table:table-cell>
                <table:table-cell table:style-name="Table3.A1" office:value-type="string">
                  <text:p text:style-name="P5"><text:span text:style-name="document_5f_address_5f_emptyaddresscell"><text:span text:style-name="T4"> </text:span></text:span></text:p>
                </table:table-cell>
              </table:table-row>
            </table:table>
            <text:p text:style-name="P2"><text:span text:style-name="document_5f_skn-mli8_5f_parentContainer_5f_left-box_5f_section_20_Character"><text:span text:style-name="T8"><draw:frame draw:style-name="fr2" draw:name="graphics4" text:anchor-type="as-char" svg:width="0.598cm" svg:height="0.527cm" draw:z-index="6"><draw:image xlink:href="Pictures/10000201000002710000027131E93187.png" xlink:type="simple" xlink:show="embed" xlink:actuate="onLoad"/><draw:image xlink:href="https://image.flaticon.com/icons/svg/25/25231.svg" xlink:type="simple" xlink:show="embed" xlink:actuate="onLoad"/></draw:frame></text:span></text:span><text:span text:style-name="document_5f_skn-mli8_5f_parentContainer_5f_left-box_5f_section_20_Character"><text:span text:style-name="T8"> </text:span></text:span><text:span text:style-name="document_5f_skn-mli8_5f_parentContainer_5f_left-box"><text:span text:style-name="T9"> <text:s text:c="4"/>https://github.com/evaJelinkova</text:span></text:span></text:p>
            <text:p text:style-name="P2"><text:span text:style-name="document_5f_skn-mli8_5f_parentContainer_5f_left-box"><text:span text:style-name="T9"/></text:span>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document_5f_left-box_5f_bordercell"><text:span text:style-name="T4"> </text:span></text:span></text:p>
                </table:table-cell>
              </table:table-row>
            </table:table>
            <text:p text:style-name="P4"><text:span text:style-name="document_5f_skn-mli8_5f_parentContainer_5f_left-box"><text:span text:style-name="T1">Professional Summary</text:span></text:span></text:p>
            <text:p text:style-name="P1"><text:span text:style-name="document_5f_skn-mli8_5f_parentContainer_5f_left-box"><text:span text:style-name="T4">I am highly motivated retail manager on a journey to become a web developer.</text:span></text:span>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document_5f_skn-mli8_5f_parentContainer_5f_left-box"><text:span text:style-name="T4"/></text:span></text:p>
                </table:table-cell>
              </table:table-row>
            </table:table>
            <text:p text:style-name="P3"><text:span text:style-name="document_5f_skn-mli8_5f_parentContainer_5f_left-box"><text:span text:style-name="T1">Skills</text:span></text:span></text:p>
            <text:list xml:id="list7745412945380620631" text:style-name="WWNum1">
              <text:list-header>
                <text:p text:style-name="P38"><text:span text:style-name="span"><text:span text:style-name="T4">HTML5 </text:span></text:span></text:p>
                <text:p text:style-name="P38"><text:span text:style-name="span"><text:span text:style-name="T4">CSS3 </text:span></text:span></text:p>
                <text:p text:style-name="P38"><text:span text:style-name="span"><text:span text:style-name="T4">Javascript</text:span></text:span></text:p>
                <text:p text:style-name="P38"><text:span text:style-name="span"><text:span text:style-name="T4">React</text:span></text:span></text:p>
                <text:p text:style-name="P38"><text:span text:style-name="span"><text:span text:style-name="T4">Git, Github</text:span></text:span></text:p>
              </text:list-header>
            </text:list>
            <text:list xml:id="list9152899771380927854" text:style-name="WWNum2">
              <text:list-header>
                <text:p text:style-name="P39"><text:span text:style-name="span"><text:span text:style-name="T4">Communication skills</text:span></text:span></text:p>
                <text:p text:style-name="P39"><text:span text:style-name="span"><text:span text:style-name="T4">Team leadership, Teamwork</text:span></text:span></text:p>
                <text:p text:style-name="P39"><text:span text:style-name="span"><text:span text:style-name="T4">Visual merchandising</text:span></text:span></text:p>
                <text:p text:style-name="P39"><text:span text:style-name="span"><text:span text:style-name="T4">Organisational skills</text:span></text:span></text:p>
                <text:p text:style-name="P39"><text:span text:style-name="span"><text:span text:style-name="T4">Time management</text:span></text:span></text:p>
                <text:p text:style-name="P40"><text:span text:style-name="document_5f_skn-mli8_5f_parentContainer_5f_left-box"><text:span text:style-name="T4"/></text:span></text:p>
              </text:list-header>
            </text:list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document_5f_left-box_5f_bordercell"><text:span text:style-name="T4"> </text:span></text:span></text:p>
                </table:table-cell>
              </table:table-row>
            </table:table>
            <text:list xml:id="list888139256" text:continue-numbering="true" text:style-name="WWNum2">
              <text:list-header>
                <text:p text:style-name="P27"><text:span text:style-name="document_5f_skn-mli8_5f_parentContainer_5f_left-box"><text:span text:style-name="T1">Hobbies</text:span></text:span></text:p>
                <text:p text:style-name="P41"><text:span text:style-name="document_5f_skn-mli8_5f_parentContainer_5f_left-box"><text:span text:style-name="T4">Coding</text:span></text:span></text:p>
                <text:p text:style-name="P42"><text:span text:style-name="document_5f_skn-mli8_5f_parentContainer_5f_left-box"><text:span text:style-name="T4">Board games</text:span></text:span></text:p>
                <text:p text:style-name="P42"><text:span text:style-name="document_5f_skn-mli8_5f_parentContainer_5f_left-box"><text:span text:style-name="T4">Nutrition, cooking &amp; baking</text:span></text:span></text:p>
                <text:p text:style-name="P44"><text:span text:style-name="document_5f_skn-mli8_5f_parentContainer_5f_left-box"><text:span text:style-name="T4">Yoga</text:span></text:span></text:p>
              </text:list-header>
            </text:list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document_5f_left-box_5f_bordercell"><text:span text:style-name="T4"/></text:span></text:p>
                </table:table-cell>
              </table:table-row>
            </table:table>
            <text:list xml:id="list1495961016" text:continue-numbering="true" text:style-name="WWNum2">
              <text:list-header>
                <text:p text:style-name="P27"><text:span text:style-name="document_5f_skn-mli8_5f_parentContainer_5f_left-box"><text:span text:style-name="T1">Languages</text:span></text:span></text:p>
                <text:p text:style-name="P41"><text:span text:style-name="document_5f_skn-mli8_5f_parentContainer_5f_left-box"><text:span text:style-name="T4">Slovak - native</text:span></text:span></text:p>
                <text:p text:style-name="P42"><text:span text:style-name="document_5f_skn-mli8_5f_parentContainer_5f_left-box"><text:span text:style-name="T4">Czech - fluent</text:span></text:span></text:p>
                <text:p text:style-name="P42"><text:span text:style-name="document_5f_skn-mli8_5f_parentContainer_5f_left-box"><text:span text:style-name="T4">English – fluent</text:span></text:span></text:p>
                <text:p text:style-name="P43"><text:span text:style-name="document_5f_skn-mli8_5f_parentContainer_5f_left-box"><text:span text:style-name="T4">Spanish - intermediate</text:span></text:span></text:p>
              </text:list-header>
            </text:list>
          </table:table-cell>
          <table:table-cell table:style-name="Table1.B1" office:value-type="string">
            <text:p text:style-name="P13"><text:span text:style-name="document_5f_paddingcell"><text:span text:style-name="T4"/></text:span></text:p>
          </table:table-cell>
          <table:table-cell table:style-name="Table1.C1" office:value-type="string">
            <text:p text:style-name="P14"><text:span text:style-name="document_5f_skn-mli8_5f_parentContainer_5f_right-box"><text:span text:style-name="T1">Education</text:span></text:span></text:p>
            <text:p text:style-name="P17"><text:span text:style-name="span"><text:span text:style-name="T5">2019</text:span></text:span></text:p>
            <text:p text:style-name="P15"><text:span text:style-name="document_5f_skn-mli8_5f_txtBold"><text:span text:style-name="T5">Web Development </text:span></text:span></text:p>
            <text:p text:style-name="P16"><text:span text:style-name="document_5f_skn-mli8_5f_txtBold"><text:span text:style-name="T5">23 Codestreet - Coding School for Women</text:span></text:span><text:span text:style-name="span"><text:span text:style-name="T5">, London</text:span></text:span><text:span text:style-name="document_5f_skn-mli8_5f_parentContainer_5f_right-box"><text:span text:style-name="T4"> </text:span></text:span></text:p>
            <text:p text:style-name="P16"><text:span text:style-name="document_5f_skn-mli8_5f_parentContainer_5f_right-box"><text:span text:style-name="T4"/></text:span></text:p>
            <text:p text:style-name="P17"><text:span text:style-name="span"><text:span text:style-name="T5">2006-2011</text:span></text:span></text:p>
            <text:p text:style-name="P15"><text:span text:style-name="document_5f_skn-mli8_5f_txtBold"><text:span text:style-name="T5">Master of Arts</text:span></text:span><text:span text:style-name="span"><text:span text:style-name="T5"> </text:span></text:span><text:span text:style-name="document_5f_skn-mli8_5f_txtBold"><text:span text:style-name="T5">Theory of Interactive Media - New media in art and culture</text:span></text:span></text:p>
            <text:p text:style-name="P16"><text:span text:style-name="document_5f_skn-mli8_5f_txtBold"><text:span text:style-name="T5">Masaryk University</text:span></text:span><text:span text:style-name="span"><text:span text:style-name="T5">, Brno, Czech Republic</text:span></text:span><text:span text:style-name="document_5f_skn-mli8_5f_parentContainer_5f_right-box"><text:span text:style-name="T4"> </text:span></text:span></text:p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document_5f_left-box_5f_bordercell"><text:span text:style-name="T4"> </text:span></text:span></text:p>
                </table:table-cell>
              </table:table-row>
            </table:table>
            <text:p text:style-name="P10"><text:span text:style-name="document_5f_skn-mli8_5f_parentContainer_5f_right-box"><text:span text:style-name="T1">Coding experience</text:span></text:span></text:p>
            <text:p text:style-name="P22"><text:span text:style-name="span"><text:span text:style-name="T7">September 2019 to current</text:span></text:span></text:p>
            <text:p text:style-name="P21"><text:span text:style-name="document_5f_skn-mli8_5f_txtBold"><text:span text:style-name="T6">Freelance frontend web developer</text:span></text:span></text:p>
            <text:list xml:id="list7435818486332339992" text:style-name="L2">
              <text:list-item>
                <text:p text:style-name="P29"><text:span text:style-name="span"><text:span text:style-name="T4">website for accounting company<text:line-break/></text:span></text:span><text:a xlink:type="simple" xlink:href="https://evajelinkova.github.io/JRucetnictvi/" text:style-name="Internet_20_link" text:visited-style-name="Visited_20_Internet_20_Link"><text:span text:style-name="span">https://evajelinkova.github.io/JRucetnictvi/</text:span></text:a></text:p>
              </text:list-item>
              <text:list-item>
                <text:p text:style-name="P29"><text:span text:style-name="span"><text:span text:style-name="T4">portfolio for a writer <text:line-break/></text:span></text:span><text:a xlink:type="simple" xlink:href="https://evajelinkova.github.io/portfolio-Penny/" text:style-name="Internet_20_link" text:visited-style-name="Visited_20_Internet_20_Link"><text:span text:style-name="span">https://evajelinkova.github.io/portfolio-Penny/</text:span></text:a></text:p>
              </text:list-item>
              <text:list-item>
                <text:p text:style-name="P29"><text:span text:style-name="span"><text:span text:style-name="T4">React online course: freeCodeCamp.org</text:span></text:span></text:p>
              </text:list-item>
            </text:list>
            <text:list xml:id="list5643069249467971552" text:style-name="L6">
              <text:list-header>
                <text:p text:style-name="P30"/>
              </text:list-header>
            </text:list>
            <text:p text:style-name="P21"><text:span text:style-name="document_5f_skn-mli8_5f_txtBold"><text:span text:style-name="T5">23 Codestreet - Coding School for Women</text:span></text:span></text:p>
            <text:list xml:id="list5284755647595008364" text:style-name="L1">
              <text:list-item>
                <text:p text:style-name="P37"><text:span text:style-name="document_5f_skn-mli8_5f_parentContainer_5f_right-box"><text:span text:style-name="T2">created a final group project, a game, using HTML, CSS and Javascript: </text:span></text:span><text:a xlink:type="simple" xlink:href="https://lazysanta.github.io/lazySantaProject/" text:style-name="Internet_20_link" text:visited-style-name="Visited_20_Internet_20_Link"><text:span text:style-name="document_5f_skn-mli8_5f_parentContainer_5f_right-box"><text:span text:style-name="T2">https://lazysanta.github.io/lazySantaProject/</text:span></text:span></text:a></text:p>
              </text:list-item>
              <text:list-item>
                <text:p text:style-name="P37"><text:span text:style-name="document_5f_skn-mli8_5f_parentContainer_5f_right-box"><text:span text:style-name="T2">used Trello to organise and divide tasks</text:span></text:span></text:p>
              </text:list-item>
              <text:list-item>
                <text:p text:style-name="P37"><text:span text:style-name="document_5f_skn-mli8_5f_parentContainer_5f_right-box"><text:span text:style-name="T2">used Github to make pull requests and merge team's code</text:span></text:span></text:p>
              </text:list-item>
              <text:list-item>
                <text:p text:style-name="P37"><text:span text:style-name="document_5f_skn-mli8_5f_parentContainer_5f_right-box"><text:span text:style-name="T2">used Marvel to sketch the initial ideas</text:span></text:span></text:p>
              </text:list-item>
            </text:list>
            <text:p text:style-name="p"><text:span text:style-name="document_5f_skn-mli8_5f_parentContainer_5f_right-box"><text:span text:style-name="T2"/></text:span></text:p>
            <text:p text:style-name="P10"><text:span text:style-name="document_5f_skn-mli8_5f_parentContainer_5f_right-box"><text:span text:style-name="T1">Work experience</text:span></text:span></text:p>
            <text:p text:style-name="P22"><text:span text:style-name="span"><text:span text:style-name="T5">April 2018 to current</text:span></text:span></text:p>
            <text:p text:style-name="P21"><text:span text:style-name="document_5f_skn-mli8_5f_txtBold"><text:span text:style-name="T5">Produce sales representative</text:span></text:span><text:span text:style-name="document_5f_skn-mli8_5f_parentContainer_5f_right-box"><text:span text:style-name="T4"> </text:span></text:span><text:span text:style-name="document_5f_skn-mli8_5f_txtBold"><text:span text:style-name="T6">Whole Foods Market </text:span></text:span><text:span text:style-name="span"><text:span text:style-name="T5">, London</text:span></text:span></text:p>
            <text:list xml:id="list1807602558" text:continue-list="list7435818486332339992" text:style-name="L2">
              <text:list-item>
                <text:p text:style-name="P29"><text:span text:style-name="span"><text:span text:style-name="T4">achievements: awarded Employee of the quarter</text:span></text:span></text:p>
              </text:list-item>
              <text:list-item>
                <text:p text:style-name="P29"><text:span text:style-name="span"><text:span text:style-name="T4">exceptional customer service; responsible for daily operation of juice bar section, for training new employees &amp; for buying</text:span></text:span></text:p>
              </text:list-item>
            </text:list>
            <text:p text:style-name="P8"><text:span text:style-name="span"><text:span text:style-name="T5">May 2016 to November 2017</text:span></text:span></text:p>
            <text:p text:style-name="P11"><text:span text:style-name="document_5f_skn-mli8_5f_txtBold"><text:span text:style-name="T5">Stock manager</text:span></text:span><text:span text:style-name="document_5f_skn-mli8_5f_parentContainer_5f_right-box"><text:span text:style-name="T4"> </text:span></text:span><text:span text:style-name="document_5f_skn-mli8_5f_txtBold"><text:span text:style-name="T6">Glassons - womens fashion company</text:span></text:span><text:span text:style-name="span"><text:span text:style-name="T5">, Auckland, New Zealand</text:span></text:span></text:p>
            <text:list xml:id="list8953522667678246485" text:style-name="L3">
              <text:list-item>
                <text:p text:style-name="P31"><text:span text:style-name="span"><text:span text:style-name="T4">achievements: awarded Best stock manager of the year 2016; Health &amp; Safety representative of Northern Auckland Region Glassons, Auckland (New Zealand)</text:span></text:span></text:p>
              </text:list-item>
              <text:list-item>
                <text:p text:style-name="P31"><text:span text:style-name="span"><text:span text:style-name="T4">processing of incoming stock, everyday deliveries, dealing with any discrepancies, stockroom maintenance, stock refill, organising and carrying out quarterly stock-takes, training of new employees</text:span></text:span></text:p>
              </text:list-item>
              <text:list-item>
                <text:p text:style-name="P31"><text:span text:style-name="span"><text:span text:style-name="T4">overseeing Health&amp;Safety procedures, directly reporting to the Board of Directors</text:span></text:span></text:p>
              </text:list-item>
            </text:list>
            <text:p text:style-name="P8"><text:span text:style-name="span"><text:span text:style-name="T5">April 2015 to January 2016</text:span></text:span></text:p>
            <text:p text:style-name="P11"><text:span text:style-name="document_5f_skn-mli8_5f_txtBold"><text:span text:style-name="T5">Assistant manager</text:span></text:span><text:span text:style-name="document_5f_skn-mli8_5f_parentContainer_5f_right-box"><text:span text:style-name="T4"> </text:span></text:span><text:span text:style-name="document_5f_skn-mli8_5f_txtBold"><text:span text:style-name="T6">Merchant 1948 - Shoes, Bags &amp; Accessories for Men &amp; Women</text:span></text:span><text:span text:style-name="span"><text:span text:style-name="T5">, Auckland, New Zealand</text:span></text:span></text:p>
            <text:list xml:id="list1616433801244499060" text:style-name="L4">
              <text:list-item>
                <text:p text:style-name="P32"><text:span text:style-name="span"><text:span text:style-name="T4">excellent customer service</text:span></text:span></text:p>
              </text:list-item>
              <text:list-item>
                <text:p text:style-name="P32"><text:span text:style-name="span"><text:span text:style-name="T4">responsible for store operations and daily administration such as banking, ordering stock, filling time sheets, stock management, picking and packing of online orders; team leadership, motivation and training; visual merchandising</text:span></text:span></text:p>
              </text:list-item>
            </text:list>
            <text:p text:style-name="P8"><text:span text:style-name="span"><text:span text:style-name="T5">September 2012 to March 2015</text:span></text:span></text:p>
            <text:p text:style-name="P11"><text:span text:style-name="document_5f_skn-mli8_5f_txtBold"><text:span text:style-name="T5">Fashion retail store manager</text:span></text:span><text:span text:style-name="document_5f_skn-mli8_5f_parentContainer_5f_right-box"><text:span text:style-name="T4"> </text:span></text:span><text:span text:style-name="document_5f_skn-mli8_5f_txtBold"><text:span text:style-name="T6">Inditex - fashion retailer</text:span></text:span><text:span text:style-name="span"><text:span text:style-name="T5">, Brno, Czech Republic</text:span></text:span></text:p>
            <text:list xml:id="list4251752098237792084" text:style-name="L5">
              <text:list-item>
                <text:p text:style-name="P33"><text:span text:style-name="span"><text:span text:style-name="T4">achievements: started as a sales assistant and promoted to Store manager position; managing well functioning stable team of 12 people</text:span></text:span></text:p>
              </text:list-item>
              <text:list-item>
                <text:p text:style-name="P33"><text:span text:style-name="span"><text:span text:style-name="T4">excellent customer service; oversaw daily operations; visual merchandising; recruitment, training, scheduling</text:span></text:span></text:p>
              </text:list-item>
            </text:list>
          </table:table-cell>
          <table:table-cell table:style-name="Table1.B1" office:value-type="string">
            <text:p text:style-name="P13"><text:span text:style-name="document_5f_paddingcell"><text:span text:style-name="T4"/></text:span></text:p>
          </table:table-cell>
        </table:table-row>
      </table:table>
      <text:p text:style-name="P26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apple-system" svg:font-family="apple-system, system-ui, 'Segoe UI', Helvetica, Arial, sans-serif, 'Apple Color Emoji', 'Segoe UI Emoji'"/>
    <style:font-face style:name="Plantagenet Cherokee" svg:font-family="'Plantagenet Cherokee'" style:font-pitch="variable"/>
    <style:font-face style:name="Courier New" svg:font-family="'Courier New'" style:font-adornments="Regular" style:font-family-generic="moder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alatino Linotype1" svg:font-family="'Palatino Linotyp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text-align="start" style:justify-single-word="false" fo:orphans="2" fo:widows="2" fo:padding="0cm" fo:border="none" style:writing-mode="lr-tb"/>
      <style:text-properties style:use-window-font-color="true" style:text-position="0% 100%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padding="0cm" fo:border="none" fo:keep-with-next="always"/>
      <style:text-properties style:text-position="0% 100%" style:font-name="Times New Roman" fo:font-size="24pt" fo:font-style="normal" fo:font-weight="bold" style:letter-kerning="true" style:font-name-asian="Times New Roman1" style:font-size-asian="24pt" style:font-style-asian="normal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padding="0cm" fo:border="none" fo:keep-with-next="always"/>
      <style:text-properties style:text-position="0% 10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padding="0cm" fo:border="none" fo:keep-with-next="always"/>
      <style:text-properties style:text-position="0% 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padding="0cm" fo:border="none" fo:keep-with-next="always"/>
      <style:text-properties style:text-position="0% 100%" style:font-name="Times New Roman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 fo:padding="0cm" fo:border="none"/>
      <style:text-properties style:text-position="0% 100%" style:font-name="Times New Roman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 fo:padding="0cm" fo:border="none"/>
      <style:text-properties style:text-position="0% 100%" style:font-name="Times New Roman" fo:font-size="8pt" fo:font-style="normal" fo:font-weight="bold" style:font-name-asian="Times New Roman1" style:font-size-asian="8pt" style:font-style-asian="normal" style:font-weight-asian="bold" style:font-name-complex="Times New Roman1" style:font-size-complex="8pt" style:font-weight-complex="bold"/>
    </style:style>
    <style:style style:name="document_5f_skn-mli8_5f_fontsize" style:display-name="document_skn-mli8_fontsize" style:family="paragraph" style:parent-style-name="Standard" style:default-outline-level="" style:list-style-name="">
      <style:text-properties fo:font-size="10pt" style:font-size-asian="10pt" style:font-size-complex="10pt"/>
    </style:style>
    <style:style style:name="document_5f_skn-mli8_5f_section_5f_nth-child_28_1_29_" style:display-name="document_skn-mli8_section_nth-child(1)" style:family="paragraph" style:parent-style-name="Standard" style:default-outline-level="" style:list-style-name="">
      <style:paragraph-properties fo:padding="0cm" fo:border="none"/>
    </style:style>
    <style:style style:name="document_5f_skn-mli8_5f_firstparagraph" style:display-name="document_skn-mli8_firstparagraph" style:family="paragraph" style:parent-style-name="Standard" style:default-outline-level="" style:list-style-name=""/>
    <style:style style:name="document_5f_skn-mli8_5f_name" style:display-name="document_skn-mli8_name" style:family="paragraph" style:parent-style-name="Standard" style:default-outline-level="" style:list-style-name="">
      <style:paragraph-properties style:line-height-at-least="1.376cm" fo:text-align="start" style:justify-single-word="false"/>
      <style:text-properties fo:text-transform="uppercase" fo:color="#ffffff" fo:font-size="36pt" fo:font-weight="bold" style:font-size-asian="36pt" style:font-weight-asian="bold" style:font-size-complex="36pt" style:font-weight-complex="bold"/>
    </style:style>
    <style:style style:name="document_5f_skn-mli8_5f_parentContainer_5f_left-box_5f_section" style:display-name="document_skn-mli8_parentContainer_left-box_section" style:family="paragraph" style:parent-style-name="Standard" style:default-outline-level="" style:list-style-name="">
      <style:paragraph-properties fo:padding-left="0cm" fo:padding-right="0.882cm" fo:padding-top="0cm" fo:padding-bottom="0cm" fo:border="none"/>
    </style:style>
    <style:style style:name="document_5f_left-box_5f_section_5f_SECTION_5f_CNTC_5f_heading" style:display-name="document_left-box_section_SECTION_CNTC_heading" style:family="paragraph" style:parent-style-name="Standard" style:default-outline-level="" style:list-style-name="">
      <style:paragraph-properties fo:padding-left="0.882cm" fo:padding-right="0.882cm" fo:padding-top="0cm" fo:padding-bottom="0cm" fo:border="none"/>
    </style:style>
    <style:style style:name="document_5f_skn-mli8_5f_sectiontitle" style:display-name="document_skn-mli8_sectiontitle" style:family="paragraph" style:parent-style-name="Standard" style:default-outline-level="" style:list-style-name="">
      <style:paragraph-properties style:line-height-at-least="0.353cm"/>
      <style:text-properties fo:text-transform="uppercase" fo:color="#020303" fo:font-size="10pt" fo:letter-spacing="0.018cm" fo:font-weight="bold" style:font-size-asian="10pt" style:font-weight-asian="bold" style:font-size-complex="10pt" style:font-weight-complex="bold"/>
    </style:style>
    <style:style style:name="document_5f_SECTION_5f_CNTC_5f_paddingdiv" style:display-name="document_SECTION_CNTC_paddingdiv" style:family="paragraph" style:parent-style-name="Standard" style:default-outline-level="" style:list-style-name="">
      <style:paragraph-properties style:line-height-at-least="0.176cm"/>
      <style:text-properties fo:font-size="2pt" style:font-size-asian="2pt" style:font-size-complex="2pt"/>
    </style:style>
    <style:style style:name="document_5f_location_5f_div" style:display-name="document_location_div" style:family="paragraph" style:parent-style-name="Standard" style:default-outline-level="" style:list-style-name="">
      <style:paragraph-properties fo:padding-left="0.071cm" fo:padding-right="0cm" fo:padding-top="0cm" fo:padding-bottom="0cm" fo:border="none"/>
    </style:style>
    <style:style style:name="div" style:family="paragraph" style:parent-style-name="Standard" style:default-outline-level="" style:list-style-name="">
      <style:paragraph-properties fo:padding="0cm" fo:border="none"/>
      <style:text-properties style:text-position="0% 100%"/>
    </style:style>
    <style:style style:name="document_5f_skn-mli8_5f_dispBlock" style:display-name="document_skn-mli8_dispBlock" style:family="paragraph" style:parent-style-name="Standard" style:default-outline-level="" style:list-style-name=""/>
    <style:style style:name="document_5f_mail_5f_div" style:display-name="document_mail_div" style:family="paragraph" style:parent-style-name="Standard" style:default-outline-level="" style:list-style-name="">
      <style:paragraph-properties fo:padding-left="0.106cm" fo:padding-right="0cm" fo:padding-top="0cm" fo:padding-bottom="0cm" fo:border="none"/>
    </style:style>
    <style:style style:name="document_5f_skn-mli8_5f_heading" style:display-name="document_skn-mli8_heading" style:family="paragraph" style:parent-style-name="Standard" style:default-outline-level="" style:list-style-name="">
      <style:paragraph-properties fo:padding-left="0cm" fo:padding-right="0cm" fo:padding-top="0cm" fo:padding-bottom="0.176cm" fo:border="none"/>
    </style:style>
    <style:style style:name="document_5f_skn-mli8_5f_singlecolumn" style:display-name="document_skn-mli8_singlecolumn" style:family="paragraph" style:parent-style-name="Standard" style:default-outline-level="" style:list-style-name=""/>
    <style:style style:name="p" style:family="paragraph" style:parent-style-name="Standard" style:default-outline-level="" style:list-style-name="">
      <style:paragraph-properties fo:padding="0cm" fo:border="none"/>
      <style:text-properties style:text-position="0% 100%"/>
    </style:style>
    <style:style style:name="document_5f_ul_5f_li" style:display-name="document_ul_li" style:family="paragraph" style:parent-style-name="Standard" style:default-outline-level="" style:list-style-name=""/>
    <style:style style:name="document_5f_paddingcell_20_Paragraph" style:display-name="document_paddingcell Paragraph" style:family="paragraph" style:parent-style-name="Standard" style:default-outline-level="" style:list-style-name=""/>
    <style:style style:name="document_5f_bordertable_20_Paragraph" style:display-name="document_bordertable Paragraph" style:family="paragraph" style:parent-style-name="Standard" style:default-outline-level="" style:list-style-name=""/>
    <style:style style:name="document_5f_right-box_5f_section_5f_nth-child_28_1_29__5f_bordercell" style:display-name="document_right-box_section_nth-child(1)_bordercell" style:family="paragraph" style:parent-style-name="Standard" style:default-outline-level="" style:list-style-name="">
      <style:text-properties text:display="none"/>
    </style:style>
    <style:style style:name="document_5f_skn-mli8_5f_right-box_5f_singlecolumn_5f_not_28_.adnlLnks_29_" style:display-name="document_skn-mli8_right-box_singlecolumn_not(.adnlLnks)" style:family="paragraph" style:parent-style-name="Standard" style:default-outline-level="" style:list-style-name="">
      <style:paragraph-properties fo:padding-left="0.564cm" fo:padding-right="0cm" fo:padding-top="0cm" fo:padding-bottom="0cm" fo:border="none"/>
    </style:style>
    <style:style style:name="document_5f_skn-mli8_5f_paragraph" style:display-name="document_skn-mli8_paragraph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document_5f_skn-mli8_5f_topsection_5f_top-box" style:display-name="document_skn-mli8_topsection_top-box" style:family="text" style:parent-style-name="Default_20_Paragraph_20_Font"/>
    <style:style style:name="span" style:family="text" style:parent-style-name="Default_20_Paragraph_20_Font">
      <style:text-properties style:text-position="0% 100%"/>
    </style:style>
    <style:style style:name="document_5f_skn-mli8_5f_name_20_Character" style:display-name="document_skn-mli8_name Character" style:family="text" style:parent-style-name="Default_20_Paragraph_20_Font">
      <style:text-properties fo:text-transform="uppercase" fo:color="#ffffff" fo:font-size="36pt" fo:font-weight="bold" style:font-size-asian="36pt" style:font-weight-asian="bold" style:font-size-complex="36pt" style:font-weight-complex="bold"/>
    </style:style>
    <style:style style:name="document_5f_skn-mli8_5f_parentContainer_5f_left-box" style:display-name="document_skn-mli8_parentContainer_left-box" style:family="text" style:parent-style-name="Default_20_Paragraph_20_Font"/>
    <style:style style:name="document_5f_address_5f_emptyaddresscell" style:display-name="document_address_emptyaddresscell" style:family="text" style:parent-style-name="Default_20_Paragraph_20_Font"/>
    <style:style style:name="document_5f_skn-mli8_5f_iconSvg" style:display-name="document_skn-mli8_iconSvg" style:family="text" style:parent-style-name="Default_20_Paragraph_20_Font"/>
    <style:style style:name="document_5f_skn-mli8_5f_icoTxt" style:display-name="document_skn-mli8_icoTxt" style:family="text" style:parent-style-name="Default_20_Paragraph_20_Font"/>
    <style:style style:name="document_5f_address_5f_iconRow_5f_nth-last-child_28_1_29__5f_icoTxt" style:display-name="document_address_iconRow_nth-last-child(1)_icoTxt" style:family="text" style:parent-style-name="Default_20_Paragraph_20_Font"/>
    <style:style style:name="document_5f_skn-mli8_5f_parentContainer_5f_left-box_5f_section_20_Character" style:display-name="document_skn-mli8_parentContainer_left-box_section Character" style:family="text" style:parent-style-name="Default_20_Paragraph_20_Font"/>
    <style:style style:name="document_5f_left-box_5f_bordercell" style:display-name="document_left-box_bordercell" style:family="text" style:parent-style-name="Default_20_Paragraph_20_Font"/>
    <style:style style:name="document_5f_paddingcell" style:display-name="document_paddingcell" style:family="text" style:parent-style-name="Default_20_Paragraph_20_Font"/>
    <style:style style:name="document_5f_skn-mli8_5f_parentContainer_5f_right-box" style:display-name="document_skn-mli8_parentContainer_right-box" style:family="text" style:parent-style-name="Default_20_Paragraph_20_Font"/>
    <style:style style:name="document_5f_skn-mli8_5f_txtBold" style:display-name="document_skn-mli8_txtBold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vaJelinkova</dc:title>
    <meta:editing-cycles>3</meta:editing-cycles>
    <meta:editing-duration>PT20H27M</meta:editing-duration>
    <meta:generator>OpenOffice/4.1.6$Unix OpenOffice.org_project/416m1$Build-9790</meta:generator>
    <dc:date>2020-02-12T20:46:07</dc:date>
    <dc:creator>Eva Jelinkova</dc:creator>
    <meta:document-statistic meta:table-count="7" meta:image-count="4" meta:object-count="0" meta:page-count="1" meta:paragraph-count="80" meta:word-count="417" meta:character-count="2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